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6.02mm"/>
    </style:style>
    <style:style style:name="co2" style:family="table-column">
      <style:table-column-properties fo:break-before="auto" style:column-width="6.88mm"/>
    </style:style>
    <style:style style:name="co3" style:family="table-column">
      <style:table-column-properties fo:break-before="auto" style:column-width="8.78mm"/>
    </style:style>
    <style:style style:name="co4" style:family="table-column">
      <style:table-column-properties fo:break-before="auto" style:column-width="8.52mm"/>
    </style:style>
    <style:style style:name="co5" style:family="table-column">
      <style:table-column-properties fo:break-before="auto" style:column-width="6.61mm"/>
    </style:style>
    <style:style style:name="co6" style:family="table-column">
      <style:table-column-properties fo:break-before="auto" style:column-width="4.97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54.65mm"/>
    </style:style>
    <style:style style:name="co9" style:family="table-column">
      <style:table-column-properties fo:break-before="auto" style:column-width="6.76mm"/>
    </style:style>
    <style:style style:name="co10" style:family="table-column">
      <style:table-column-properties fo:break-before="auto" style:column-width="8.61mm"/>
    </style:style>
    <style:style style:name="co11" style:family="table-column">
      <style:table-column-properties fo:break-before="auto" style:column-width="8.34mm"/>
    </style:style>
    <style:style style:name="co12" style:family="table-column">
      <style:table-column-properties fo:break-before="auto" style:column-width="8.08mm"/>
    </style:style>
    <style:style style:name="co13" style:family="table-column">
      <style:table-column-properties fo:break-before="auto" style:column-width="4.9mm"/>
    </style:style>
    <style:style style:name="co14" style:family="table-column">
      <style:table-column-properties fo:break-before="auto" style:column-width="54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-cnf.synth" table:style-name="ta1">
        <table:shapes>
          <draw:frame draw:z-index="0" draw:style-name="gr1" draw:text-style-name="P1" svg:width="159.99mm" svg:height="89.99mm" svg:x="0.73mm" svg:y="36.6mm">
            <loext:p/>
            <draw:object draw:notify-on-update-of-ranges="'data-cnf.synth'.A4:'data-cnf.synth'.V4 'data-cnf.synth'.A6:'data-cnf.synth'.T6 'data-cnf.synth'.A8:'data-cnf.synth'.G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64.36mm" svg:y="35.81mm">
            <loext:p/>
            <draw:object draw:notify-on-update-of-ranges="'data-cnf.synth'.A2:'data-cnf.synth'.CS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3" table:number-columns-repeated="3" table:default-cell-style-name="Default"/>
        <table:table-column table:style-name="co2" table:number-columns-repeated="9" table:default-cell-style-name="Default"/>
        <table:table-column table:style-name="co5" table:default-cell-style-name="Default"/>
        <table:table-column table:style-name="co2" table:number-columns-repeated="7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number-columns-repeated="57" table:default-cell-style-name="Default"/>
        <table:table-row table:style-name="ro1">
          <table:table-cell office:value-type="string" calcext:value-type="string">
            <text:p>hist:opt time [10]</text:p>
          </table:table-cell>
          <table:table-cell table:number-columns-repeated="9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st:#{call to minisat}</text:p>
          </table:table-cell>
          <table:table-cell table:number-columns-repeated="96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float" office:value="133" calcext:value-type="float">
            <text:p>133</text:p>
          </table:table-cell>
          <table:table-cell office:value-type="float" office:value="158" calcext:value-type="float">
            <text:p>158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table:number-columns-repeated="75"/>
        </table:table-row>
        <table:table-row table:style-name="ro1">
          <table:table-cell office:value-type="string" calcext:value-type="string">
            <text:p>hist:#{new solution}</text:p>
          </table:table-cell>
          <table:table-cell table:number-columns-repeated="9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106" calcext:value-type="float">
            <text:p>106</text:p>
          </table:table-cell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float" office:value="155" calcext:value-type="float">
            <text:p>155</text:p>
          </table:table-cell>
          <table:table-cell office:value-type="float" office:value="135" calcext:value-type="float">
            <text:p>135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office:value-type="string" calcext:value-type="string">
            <text:p>hist:#{rejection}</text:p>
          </table:table-cell>
          <table:table-cell table:number-columns-repeated="9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48" calcext:value-type="float">
            <text:p>148</text:p>
          </table:table-cell>
          <table:table-cell office:value-type="float" office:value="301" calcext:value-type="float">
            <text:p>301</text:p>
          </table:table-cell>
          <table:table-cell office:value-type="float" office:value="349" calcext:value-type="float">
            <text:p>349</text:p>
          </table:table-cell>
          <table:table-cell office:value-type="float" office:value="173" calcext:value-type="float">
            <text:p>173</text:p>
          </table:table-cell>
          <table:table-cell office:value-type="float" office:value="8" calcext:value-type="float">
            <text:p>8</text:p>
          </table:table-cell>
          <table:table-cell table:number-columns-repeated="90"/>
        </table:table-row>
      </table:table>
      <table:table table:name="data-v.synth" table:style-name="ta1">
        <table:shapes>
          <draw:frame draw:z-index="0" draw:style-name="gr1" draw:text-style-name="P1" svg:width="159.99mm" svg:height="89.99mm" svg:x="160.97mm" svg:y="13.22mm">
            <loext:p/>
            <draw:object draw:notify-on-update-of-ranges="'data-v.synth'.A3:'data-v.synth'.AU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9.99mm" svg:height="89.99mm" svg:x="0mm" svg:y="11.89mm">
            <loext:p/>
            <draw:object draw:notify-on-update-of-ranges="'data-v.synth'.A5:'data-v.synth'.U5 'data-v.synth'.A7:'data-v.synth'.T7 'data-v.synth'.A9:'data-v.synth'.G9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8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number-columns-repeated="3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0" table:number-columns-repeated="2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number-columns-repeated="2" table:default-cell-style-name="Default"/>
        <table:table-column table:style-name="co9" table:default-cell-style-name="Default"/>
        <table:table-column table:style-name="co13" table:number-columns-repeated="23" table:default-cell-style-name="Default"/>
        <table:table-row table:style-name="ro1">
          <table:table-cell office:value-type="string" calcext:value-type="string">
            <text:p>11 10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ist:opt time [10]</text:p>
          </table:table-cell>
          <table:table-cell table:number-columns-repeated="4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91" calcext:value-type="float">
            <text:p>91</text:p>
          </table:table-cell>
          <table:table-cell office:value-type="float" office:value="101" calcext:value-type="float">
            <text:p>101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st:#{call to minisat}</text:p>
          </table:table-cell>
          <table:table-cell table:number-columns-repeated="46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11" calcext:value-type="float">
            <text:p>111</text:p>
          </table:table-cell>
          <table:table-cell office:value-type="float" office:value="85" calcext:value-type="float">
            <text:p>85</text:p>
          </table:table-cell>
          <table:table-cell office:value-type="float" office:value="53" calcext:value-type="float">
            <text:p>5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hist:#{new solution}</text:p>
          </table:table-cell>
          <table:table-cell table:number-columns-repeated="4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97" calcext:value-type="float">
            <text:p>97</text:p>
          </table:table-cell>
          <table:table-cell office:value-type="float" office:value="73" calcext:value-type="float">
            <text:p>73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3" calcext:value-type="float">
            <text:p>113</text:p>
          </table:table-cell>
          <table:table-cell office:value-type="float" office:value="92" calcext:value-type="float">
            <text:p>92</text:p>
          </table:table-cell>
          <table:table-cell office:value-type="float" office:value="66" calcext:value-type="float">
            <text:p>66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hist:#{rejection}</text:p>
          </table:table-cell>
          <table:table-cell table:number-columns-repeated="4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48" calcext:value-type="float">
            <text:p>148</text:p>
          </table:table-cell>
          <table:table-cell office:value-type="float" office:value="301" calcext:value-type="float">
            <text:p>301</text:p>
          </table:table-cell>
          <table:table-cell office:value-type="float" office:value="349" calcext:value-type="float">
            <text:p>349</text:p>
          </table:table-cell>
          <table:table-cell office:value-type="float" office:value="173" calcext:value-type="float">
            <text:p>173</text:p>
          </table:table-cell>
          <table:table-cell office:value-type="float" office:value="8" calcext:value-type="float">
            <text:p>8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stats:ge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ean: <text:s text:c="8"/>3.0158640000000028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dd: <text:s text:c="8"/>0.2338007645496478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in: <text:s text:c="9"/>2.384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ax: <text:s text:c="9"/>4.556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ediane: <text:s text:c="5"/>3.024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1st quartile: 2.872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3rd quartile: 3.14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ats:opt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ean: <text:s text:c="8"/>109.27652399999992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dd: <text:s text:c="8"/>55.97053139327357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in: <text:s text:c="9"/>14.624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ax: <text:s text:c="9"/>464.624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ediane: <text:s text:c="5"/>98.892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1st quartile: 70.712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3rd quartile: 134.772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ats:#{call to minisat}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ean: <text:s text:c="8"/>14.92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dd: <text:s text:c="8"/>3.195740759198094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in: <text:s text:c="9"/>6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ax: <text:s text:c="9"/>2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ediane: <text:s text:c="5"/>1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1st quartile: 1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3rd quartile: 17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ats:#{new solution}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ean: <text:s text:c="8"/>11.392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dd: <text:s text:c="8"/>3.2034880989321617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in: <text:s text:c="9"/>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ax: <text:s text:c="9"/>19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ediane: <text:s text:c="5"/>12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1st quartile: 9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3rd quartile: 14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ats:#{rejection}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ean: <text:s text:c="8"/>3.529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dd: <text:s text:c="8"/>1.0320654049041738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in: <text:s text:c="9"/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ax: <text:s text:c="9"/>6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ediane: <text:s text:c="5"/>4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1st quartile: 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3rd quartile: 4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ats:abc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ean: <text:s text:c="8"/>27.12953600000004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dd: <text:s text:c="8"/>0.9044461602019206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in: <text:s text:c="9"/>23.092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ax: <text:s text:c="9"/>29.608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ediane: <text:s text:c="5"/>27.172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1st quartile: 26.528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3rd quartile: 27.716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ats:conv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ean: <text:s text:c="8"/>1.4822399999999996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dd: <text:s text:c="8"/>0.0926537122839663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in: <text:s text:c="9"/>1.188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ax: <text:s text:c="9"/>1.892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ediane: <text:s text:c="5"/>1.488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1st quartile: 1.42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3rd quartile: 1.544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ats:#gate ini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ean: <text:s text:c="8"/>62507.15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dd: <text:s text:c="8"/>16.770438008591128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in: <text:s text:c="9"/>62446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ax: <text:s text:c="9"/>62556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ediane: <text:s text:c="5"/>62507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1st quartile: 6249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3rd quartile: 62519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ats:#gate pos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ean: <text:s text:c="8"/>47655.942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dd: <text:s text:c="8"/>61.02637655964838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in: <text:s text:c="9"/>4744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ax: <text:s text:c="9"/>47827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ediane: <text:s text:c="5"/>4766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1st quartile: 47617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3rd quartile: 47698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ats:delta(#gate)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ean: <text:s text:c="8"/>14851.21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dd: <text:s text:c="8"/>57.7844830296162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in: <text:s text:c="9"/>1471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ax: <text:s text:c="9"/>15069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ediane: <text:s text:c="5"/>14849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1st quartile: 1481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3rd quartile: 14886</text:p>
          </table:table-cell>
          <table:table-cell table:number-columns-repeated="46"/>
        </table:table-row>
      </table:table>
      <table:table table:name="data-v-clique.synth" table:style-name="ta1">
        <table:shapes>
          <draw:frame draw:z-index="0" draw:style-name="gr1" draw:text-style-name="P1" svg:width="159.99mm" svg:height="89.99mm" svg:x="147.66mm" svg:y="3.93mm">
            <loext:p/>
            <draw:object draw:notify-on-update-of-ranges="'data-v-clique.synth'.A2:'data-v-clique.synth'.BD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59.99mm" svg:height="89.99mm" svg:x="148.49mm" svg:y="95.84mm">
            <loext:p/>
            <draw:object draw:notify-on-update-of-ranges="'data-v-clique.synth'.A4:'data-v-clique.synth'.N4 'data-v-clique.synth'.A6:'data-v-clique.synth'.J6 'data-v-clique.synth'.A8:'data-v-clique.synth'.G8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4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9" table:number-columns-repeated="9" table:default-cell-style-name="Default"/>
        <table:table-column table:style-name="co13" table:number-columns-repeated="37" table:default-cell-style-name="Default"/>
        <table:table-row table:style-name="ro1">
          <table:table-cell office:value-type="string" calcext:value-type="string">
            <text:p>hist:opt time [10]</text:p>
          </table:table-cell>
          <table:table-cell table:number-columns-repeated="5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st:#{call to minisat}</text:p>
          </table:table-cell>
          <table:table-cell table:number-columns-repeated="55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07" calcext:value-type="float">
            <text:p>107</text:p>
          </table:table-cell>
          <table:table-cell office:value-type="float" office:value="242" calcext:value-type="float">
            <text:p>242</text:p>
          </table:table-cell>
          <table:table-cell office:value-type="float" office:value="311" calcext:value-type="float">
            <text:p>311</text:p>
          </table:table-cell>
          <table:table-cell office:value-type="float" office:value="220" calcext:value-type="float">
            <text:p>220</text:p>
          </table:table-cell>
          <table:table-cell office:value-type="float" office:value="75" calcext:value-type="float">
            <text:p>7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ist:#{new solution}</text:p>
          </table:table-cell>
          <table:table-cell table:number-columns-repeated="5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82" calcext:value-type="float">
            <text:p>182</text:p>
          </table:table-cell>
          <table:table-cell office:value-type="float" office:value="338" calcext:value-type="float">
            <text:p>338</text:p>
          </table:table-cell>
          <table:table-cell office:value-type="float" office:value="301" calcext:value-type="float">
            <text:p>301</text:p>
          </table:table-cell>
          <table:table-cell office:value-type="float" office:value="119" calcext:value-type="float">
            <text:p>119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ist:#{rejection}</text:p>
          </table:table-cell>
          <table:table-cell table:number-columns-repeated="5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48" calcext:value-type="float">
            <text:p>148</text:p>
          </table:table-cell>
          <table:table-cell office:value-type="float" office:value="301" calcext:value-type="float">
            <text:p>301</text:p>
          </table:table-cell>
          <table:table-cell office:value-type="float" office:value="349" calcext:value-type="float">
            <text:p>349</text:p>
          </table:table-cell>
          <table:table-cell office:value-type="float" office:value="173" calcext:value-type="float">
            <text:p>173</text:p>
          </table:table-cell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tats:gen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ean: <text:s text:c="8"/>3.817263999999997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tdd: <text:s text:c="8"/>0.3455383311645759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in: <text:s text:c="9"/>2.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ax: <text:s text:c="9"/>5.82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ediane: <text:s text:c="5"/>3.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1st quartile: 3.58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3rd quartile: 4.03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tats:opt time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ean: <text:s text:c="8"/>83.4811919999999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tdd: <text:s text:c="8"/>54.34625103201814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in: <text:s text:c="9"/>14.39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ax: <text:s text:c="9"/>558.54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ediane: <text:s text:c="5"/>69.09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1st quartile: 47.15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3rd quartile: 105.1920000000000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tats:#{call to minisat}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ean: <text:s text:c="8"/>7.91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tdd: <text:s text:c="8"/>1.274863129908469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in: <text:s text:c="9"/>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ax: <text:s text:c="9"/>1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ediane: <text:s text:c="5"/>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1st quartile: 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3rd quartile: 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tats:#{new solution}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ean: <text:s text:c="8"/>4.38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tdd: <text:s text:c="8"/>1.120570836672102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in: <text:s text:c="9"/>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ax: <text:s text:c="9"/>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ediane: <text:s text:c="5"/>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1st quartile: 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3rd quartile: 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tats:#{rejection}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ean: <text:s text:c="8"/>3.52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tdd: <text:s text:c="8"/>1.032065404904173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in: <text:s text:c="9"/>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ax: <text:s text:c="9"/>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ediane: <text:s text:c="5"/>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1st quartile: 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3rd quartile: 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tats:abc time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ean: <text:s text:c="8"/>37.9460960000000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tdd: <text:s text:c="8"/>1.416106456020873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in: <text:s text:c="9"/>27.53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ax: <text:s text:c="9"/>42.43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ediane: <text:s text:c="5"/>37.97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1st quartile: 36.97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3rd quartile: 38.9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tats:conv time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ean: <text:s text:c="8"/>1.973860000000000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tdd: <text:s text:c="8"/>0.1554635275555009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in: <text:s text:c="9"/>1.12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ax: <text:s text:c="9"/>2.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ediane: <text:s text:c="5"/>1.96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1st quartile: 1.86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3rd quartile: 2.07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tats:#gate ini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ean: <text:s text:c="8"/>78448.15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tdd: <text:s text:c="8"/>16.77043800859139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in: <text:s text:c="9"/>7838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ax: <text:s text:c="9"/>7849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ediane: <text:s text:c="5"/>7844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1st quartile: 7843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3rd quartile: 7846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tats:#gate pos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ean: <text:s text:c="8"/>62773.71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tdd: <text:s text:c="8"/>74.6161245241268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in: <text:s text:c="9"/>6252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ax: <text:s text:c="9"/>6298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ediane: <text:s text:c="5"/>6277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1st quartile: 6272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3rd quartile: 6282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tats:delta(#gate)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ean: <text:s text:c="8"/>15674.43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tdd: <text:s text:c="8"/>64.4819792190035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in: <text:s text:c="9"/>1549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ax: <text:s text:c="9"/>1589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ediane: <text:s text:c="5"/>1567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1st quartile: 1562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3rd quartile: 15714</text:p>
          </table:table-cell>
          <table:table-cell table:number-columns-repeated="55"/>
        </table:table-row>
      </table:table>
      <table:table table:name="data-v-max-term.synth" table:style-name="ta1">
        <table:shapes>
          <draw:frame draw:z-index="0" draw:style-name="gr1" draw:text-style-name="P1" svg:width="159.99mm" svg:height="89.99mm" svg:x="160.45mm" svg:y="9.77mm">
            <loext:p/>
            <draw:object draw:notify-on-update-of-ranges="'data-v-max-term.synth'.A2:'data-v-max-term.synth'.BK2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59.99mm" svg:height="89.99mm" svg:x="158.26mm" svg:y="100.88mm">
            <loext:p/>
            <draw:object draw:notify-on-update-of-ranges="'data-v-max-term.synth'.A4:'data-v-max-term.synth'.M4 'data-v-max-term.synth'.A6:'data-v-max-term.synth'.I6 'data-v-max-term.synth'.A8:'data-v-max-term.synth'.G8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0" table:number-columns-repeated="5" table:default-cell-style-name="Default"/>
        <table:table-column table:style-name="co9" table:number-columns-repeated="9" table:default-cell-style-name="Default"/>
        <table:table-column table:style-name="co13" table:number-columns-repeated="44" table:default-cell-style-name="Default"/>
        <table:table-row table:style-name="ro1">
          <table:table-cell office:value-type="string" calcext:value-type="string">
            <text:p>hist:opt time [10]</text:p>
          </table:table-cell>
          <table:table-cell table:number-columns-repeated="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105" calcext:value-type="float">
            <text:p>105</text:p>
          </table:table-cell>
          <table:table-cell office:value-type="float" office:value="117" calcext:value-type="float">
            <text:p>117</text:p>
          </table:table-cell>
          <table:table-cell office:value-type="float" office:value="107" calcext:value-type="float">
            <text:p>107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st:#{call to minisat}</text:p>
          </table:table-cell>
          <table:table-cell table:number-columns-repeated="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office:value-type="float" office:value="248" calcext:value-type="float">
            <text:p>248</text:p>
          </table:table-cell>
          <table:table-cell office:value-type="float" office:value="307" calcext:value-type="float">
            <text:p>307</text:p>
          </table:table-cell>
          <table:table-cell office:value-type="float" office:value="206" calcext:value-type="float">
            <text:p>206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hist:#{new solution}</text:p>
          </table:table-cell>
          <table:table-cell table:number-columns-repeated="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01" calcext:value-type="float">
            <text:p>201</text:p>
          </table:table-cell>
          <table:table-cell office:value-type="float" office:value="348" calcext:value-type="float">
            <text:p>348</text:p>
          </table:table-cell>
          <table:table-cell office:value-type="float" office:value="281" calcext:value-type="float">
            <text:p>281</text:p>
          </table:table-cell>
          <table:table-cell office:value-type="float" office:value="107" calcext:value-type="float">
            <text:p>10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hist:#{rejection}</text:p>
          </table:table-cell>
          <table:table-cell table:number-columns-repeated="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48" calcext:value-type="float">
            <text:p>148</text:p>
          </table:table-cell>
          <table:table-cell office:value-type="float" office:value="301" calcext:value-type="float">
            <text:p>301</text:p>
          </table:table-cell>
          <table:table-cell office:value-type="float" office:value="349" calcext:value-type="float">
            <text:p>349</text:p>
          </table:table-cell>
          <table:table-cell office:value-type="float" office:value="173" calcext:value-type="float">
            <text:p>173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tats:ge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ean: <text:s text:c="8"/>3.16672000000000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tdd: <text:s text:c="8"/>0.260886905765697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in: <text:s text:c="9"/>2.51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ax: <text:s text:c="9"/>4.79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ediane: <text:s text:c="5"/>3.156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1st quartile: 2.98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3rd quartile: 3.33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tats:opt tim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ean: <text:s text:c="8"/>85.4789840000000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tdd: <text:s text:c="8"/>57.12660146607482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in: <text:s text:c="9"/>15.38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ax: <text:s text:c="9"/>627.51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ediane: <text:s text:c="5"/>70.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1st quartile: 46.86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3rd quartile: 107.78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tats:#{call to minisat}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ean: <text:s text:c="8"/>7.80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tdd: <text:s text:c="8"/>1.2763761201150616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in: <text:s text:c="9"/>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ax: <text:s text:c="9"/>1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ediane: <text:s text:c="5"/>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1st quartile: 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3rd quartile: 9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tats:#{new solution}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ean: <text:s text:c="8"/>4.279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tdd: <text:s text:c="8"/>1.101434973114627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in: <text:s text:c="9"/>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ax: <text:s text:c="9"/>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ediane: <text:s text:c="5"/>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1st quartile: 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3rd quartile: 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tats:#{rejection}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ean: <text:s text:c="8"/>3.529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tdd: <text:s text:c="8"/>1.032065404904173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in: <text:s text:c="9"/>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ax: <text:s text:c="9"/>6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ediane: <text:s text:c="5"/>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1st quartile: 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3rd quartile: 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tats:abc tim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ean: <text:s text:c="8"/>29.8228360000000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tdd: <text:s text:c="8"/>1.134284848309277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in: <text:s text:c="9"/>25.36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ax: <text:s text:c="9"/>33.476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ediane: <text:s text:c="5"/>29.80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1st quartile: 29.04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3rd quartile: 30.60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tats:conv tim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ean: <text:s text:c="8"/>1.538500000000000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tdd: <text:s text:c="8"/>0.1024935802867671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in: <text:s text:c="9"/>1.16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ax: <text:s text:c="9"/>1.92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ediane: <text:s text:c="5"/>1.5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1st quartile: 1.46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3rd quartile: 1.61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tats:#gate ini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ean: <text:s text:c="8"/>64425.57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tdd: <text:s text:c="8"/>16.61050318322706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in: <text:s text:c="9"/>6436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ax: <text:s text:c="9"/>6447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ediane: <text:s text:c="5"/>64426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1st quartile: 6441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3rd quartile: 6443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tats:#gate pos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ean: <text:s text:c="8"/>49709.32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tdd: <text:s text:c="8"/>52.04442977879579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in: <text:s text:c="9"/>4949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ax: <text:s text:c="9"/>49896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ediane: <text:s text:c="5"/>4971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1st quartile: 4967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3rd quartile: 49746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tats:delta(#gate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ean: <text:s text:c="8"/>14716.249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tdd: <text:s text:c="8"/>48.6151313790264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in: <text:s text:c="9"/>1455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ax: <text:s text:c="9"/>1490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ediane: <text:s text:c="5"/>1471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1st quartile: 1468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3rd quartile: 14748</text:p>
          </table:table-cell>
          <table:table-cell table:number-columns-repeated="62"/>
        </table:table-row>
      </table:table>
      <table:table table:name="data-v-max-all.synth" table:style-name="ta1">
        <table:shapes>
          <draw:frame draw:z-index="0" draw:style-name="gr1" draw:text-style-name="P1" svg:width="159.99mm" svg:height="89.99mm" svg:x="143.51mm" svg:y="32.36mm">
            <loext:p/>
            <draw:object draw:notify-on-update-of-ranges="'data-v-max-all.synth'.A2:'data-v-max-all.synth'.AY2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draw:text-style-name="P1" svg:width="159.99mm" svg:height="89.99mm" svg:x="143.24mm" svg:y="124.51mm">
            <loext:p/>
            <draw:object draw:notify-on-update-of-ranges="'data-v-max-all.synth'.A4:'data-v-max-all.synth'.U4 'data-v-max-all.synth'.A6:'data-v-max-all.synth'.S6 'data-v-max-all.synth'.A8:'data-v-max-all.synth'.G8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8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2" table:default-cell-style-name="Default"/>
        <table:table-column table:style-name="co9" table:number-columns-repeated="3" table:default-cell-style-name="Default"/>
        <table:table-column table:style-name="co13" table:number-columns-repeated="29" table:default-cell-style-name="Default"/>
        <table:table-row table:style-name="ro1">
          <table:table-cell office:value-type="string" calcext:value-type="string">
            <text:p>hist:opt time [10]</text:p>
          </table:table-cell>
          <table:table-cell table:number-columns-repeated="5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st:#{call to minisat}</text:p>
          </table:table-cell>
          <table:table-cell table:number-columns-repeated="5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office:value-type="float" office:value="97" calcext:value-type="float">
            <text:p>97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  <table:table-cell office:value-type="float" office:value="78" calcext:value-type="float">
            <text:p>78</text:p>
          </table:table-cell>
          <table:table-cell office:value-type="float" office:value="48" calcext:value-type="float">
            <text:p>4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hist:#{new solution}</text:p>
          </table:table-cell>
          <table:table-cell table:number-columns-repeated="5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73" calcext:value-type="float">
            <text:p>73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hist:#{rejection}</text:p>
          </table:table-cell>
          <table:table-cell table:number-columns-repeated="5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48" calcext:value-type="float">
            <text:p>148</text:p>
          </table:table-cell>
          <table:table-cell office:value-type="float" office:value="301" calcext:value-type="float">
            <text:p>301</text:p>
          </table:table-cell>
          <table:table-cell office:value-type="float" office:value="349" calcext:value-type="float">
            <text:p>349</text:p>
          </table:table-cell>
          <table:table-cell office:value-type="float" office:value="173" calcext:value-type="float">
            <text:p>173</text:p>
          </table:table-cell>
          <table:table-cell office:value-type="float" office:value="8" calcext:value-type="float">
            <text:p>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stats:gen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mean: <text:s text:c="8"/>3.272188000000004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dd: <text:s text:c="8"/>0.2560813243014805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min: <text:s text:c="9"/>2.57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max: <text:s text:c="9"/>4.9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mediane: <text:s text:c="5"/>3.29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1st quartile: 3.11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3rd quartile: 3.40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ats:opt tim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mean: <text:s text:c="8"/>110.88287999999986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dd: <text:s text:c="8"/>58.15840612858639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min: <text:s text:c="9"/>18.22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max: <text:s text:c="9"/>509.79200000000003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mediane: <text:s text:c="5"/>98.66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1st quartile: 70.86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3rd quartile: 138.25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ats:#{call to minisat}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mean: <text:s text:c="8"/>14.7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dd: <text:s text:c="8"/>3.214093962534393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min: <text:s text:c="9"/>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max: <text:s text:c="9"/>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mediane: <text:s text:c="5"/>15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1st quartile: 1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3rd quartile: 17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ats:#{new solution}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mean: <text:s text:c="8"/>11.21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dd: <text:s text:c="8"/>3.24537809815744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min: <text:s text:c="9"/>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max: <text:s text:c="9"/>1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mediane: <text:s text:c="5"/>1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1st quartile: 9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3rd quartile: 1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ats:#{rejection}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mean: <text:s text:c="8"/>3.529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dd: <text:s text:c="8"/>1.032065404904173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min: <text:s text:c="9"/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max: <text:s text:c="9"/>6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mediane: <text:s text:c="5"/>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1st quartile: 3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3rd quartile: 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ats:abc tim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mean: <text:s text:c="8"/>27.92788800000001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dd: <text:s text:c="8"/>0.940060280756504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min: <text:s text:c="9"/>23.76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max: <text:s text:c="9"/>30.66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mediane: <text:s text:c="5"/>27.94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1st quartile: 27.32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3rd quartile: 28.6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ats:conv tim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mean: <text:s text:c="8"/>1.528331999999999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dd: <text:s text:c="8"/>0.09639652367175905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min: <text:s text:c="9"/>1.21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max: <text:s text:c="9"/>1.92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mediane: <text:s text:c="5"/>1.53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1st quartile: 1.46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3rd quartile: 1.59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ats:#gate init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mean: <text:s text:c="8"/>63932.57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dd: <text:s text:c="8"/>16.61050318322706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min: <text:s text:c="9"/>6387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max: <text:s text:c="9"/>6398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mediane: <text:s text:c="5"/>63933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1st quartile: 6392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3rd quartile: 6394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ats:#gate post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mean: <text:s text:c="8"/>49002.195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dd: <text:s text:c="8"/>47.725265583336416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min: <text:s text:c="9"/>4884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max: <text:s text:c="9"/>4912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mediane: <text:s text:c="5"/>49009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1st quartile: 48973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3rd quartile: 49035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ats:delta(#gate)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mean: <text:s text:c="8"/>14930.377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dd: <text:s text:c="8"/>43.4281575823797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min: <text:s text:c="9"/>14809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max: <text:s text:c="9"/>1510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mediane: <text:s text:c="5"/>14925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1st quartile: 1490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3rd quartile: 14956</text:p>
          </table:table-cell>
          <table:table-cell table:number-columns-repeated="50"/>
        </table:table-row>
      </table:table>
      <table:table table:name="data-v-eq-neigh-max-all.synth" table:style-name="ta1">
        <table:shapes>
          <draw:frame draw:z-index="0" draw:style-name="gr1" draw:text-style-name="P1" svg:width="159.99mm" svg:height="89.99mm" svg:x="147.58mm" svg:y="34.74mm">
            <loext:p/>
            <draw:object draw:notify-on-update-of-ranges="'data-v-eq-neigh-max-all.synth'.A2:'data-v-eq-neigh-max-all.synth'.BA2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159.99mm" svg:height="89.99mm" svg:x="147.03mm" svg:y="128.51mm">
            <loext:p/>
            <draw:object draw:notify-on-update-of-ranges="'data-v-eq-neigh-max-all.synth'.A4:'data-v-eq-neigh-max-all.synth'.U4 'data-v-eq-neigh-max-all.synth'.A6:'data-v-eq-neigh-max-all.synth'.T6 'data-v-eq-neigh-max-all.synth'.A8:'data-v-eq-neigh-max-all.synth'.G8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8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column table:style-name="co9" table:number-columns-repeated="6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number-columns-repeated="3" table:default-cell-style-name="Default"/>
        <table:table-column table:style-name="co9" table:number-columns-repeated="4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3" table:number-columns-repeated="27" table:default-cell-style-name="Default"/>
        <table:table-row table:style-name="ro1">
          <table:table-cell office:value-type="string" calcext:value-type="string">
            <text:p>hist:opt time [10]</text:p>
          </table:table-cell>
          <table:table-cell table:number-columns-repeated="5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st:#{call to minisat}</text:p>
          </table:table-cell>
          <table:table-cell table:number-columns-repeated="5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88" calcext:value-type="float">
            <text:p>88</text:p>
          </table:table-cell>
          <table:table-cell office:value-type="float" office:value="107" calcext:value-type="float">
            <text:p>107</text:p>
          </table:table-cell>
          <table:table-cell office:value-type="float" office:value="96" calcext:value-type="float">
            <text:p>96</text:p>
          </table:table-cell>
          <table:table-cell office:value-type="float" office:value="118" calcext:value-type="float">
            <text:p>118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float" office:value="68" calcext:value-type="float">
            <text:p>6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hist:#{new solution}</text:p>
          </table:table-cell>
          <table:table-cell table:number-columns-repeated="5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92" calcext:value-type="float">
            <text:p>92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office:value-type="float" office:value="78" calcext:value-type="float">
            <text:p>78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hist:#{rejection}</text:p>
          </table:table-cell>
          <table:table-cell table:number-columns-repeated="5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48" calcext:value-type="float">
            <text:p>148</text:p>
          </table:table-cell>
          <table:table-cell office:value-type="float" office:value="301" calcext:value-type="float">
            <text:p>301</text:p>
          </table:table-cell>
          <table:table-cell office:value-type="float" office:value="349" calcext:value-type="float">
            <text:p>349</text:p>
          </table:table-cell>
          <table:table-cell office:value-type="float" office:value="173" calcext:value-type="float">
            <text:p>173</text:p>
          </table:table-cell>
          <table:table-cell office:value-type="float" office:value="8" calcext:value-type="float">
            <text:p>8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ats:gen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mean: <text:s text:c="8"/>3.9785359999999974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dd: <text:s text:c="8"/>0.326195721467956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min: <text:s text:c="9"/>3.116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max: <text:s text:c="9"/>5.9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mediane: <text:s text:c="5"/>3.96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st quartile: 3.776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3rd quartile: 4.168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ats:opt time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mean: <text:s text:c="8"/>122.646708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dd: <text:s text:c="8"/>60.09326784346757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min: <text:s text:c="9"/>19.104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max: <text:s text:c="9"/>525.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mediane: <text:s text:c="5"/>114.55199999999999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st quartile: 80.05199999999999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3rd quartile: 152.4200000000000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ats:#{call to minisat}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mean: <text:s text:c="8"/>15.18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dd: <text:s text:c="8"/>3.321672921887399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min: <text:s text:c="9"/>6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max: <text:s text:c="9"/>2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mediane: <text:s text:c="5"/>16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st quartile: 1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3rd quartile: 18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ats:#{new solution}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mean: <text:s text:c="8"/>11.654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dd: <text:s text:c="8"/>3.3371071304349815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min: <text:s text:c="9"/>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max: <text:s text:c="9"/>19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mediane: <text:s text:c="5"/>1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st quartile: 9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3rd quartile: 14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ats:#{rejection}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mean: <text:s text:c="8"/>3.529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dd: <text:s text:c="8"/>1.0320654049041738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min: <text:s text:c="9"/>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max: <text:s text:c="9"/>6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mediane: <text:s text:c="5"/>4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st quartile: 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3rd quartile: 4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ats:abc time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mean: <text:s text:c="8"/>39.91382399999995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dd: <text:s text:c="8"/>1.3364302185389254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min: <text:s text:c="9"/>35.164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max: <text:s text:c="9"/>44.324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mediane: <text:s text:c="5"/>39.908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st quartile: 39.01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3rd quartile: 40.868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ats:conv time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mean: <text:s text:c="8"/>2.074192000000002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dd: <text:s text:c="8"/>0.13436723981685425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min: <text:s text:c="9"/>1.704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max: <text:s text:c="9"/>2.588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mediane: <text:s text:c="5"/>2.076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st quartile: 1.98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3rd quartile: 2.164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ats:#gate init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mean: <text:s text:c="8"/>79611.579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dd: <text:s text:c="8"/>23.341588613459816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min: <text:s text:c="9"/>79528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max: <text:s text:c="9"/>79678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mediane: <text:s text:c="5"/>7961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st quartile: 79596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3rd quartile: 79629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ats:#gate post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mean: <text:s text:c="8"/>64720.876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dd: <text:s text:c="8"/>52.14677961293488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min: <text:s text:c="9"/>64518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max: <text:s text:c="9"/>6489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mediane: <text:s text:c="5"/>64724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st quartile: 64689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3rd quartile: 64757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ats:delta(#gate)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mean: <text:s text:c="8"/>14890.70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dd: <text:s text:c="8"/>44.53262614084195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min: <text:s text:c="9"/>14736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max: <text:s text:c="9"/>15074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mediane: <text:s text:c="5"/>14886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st quartile: 1486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3rd quartile: 14918</text:p>
          </table:table-cell>
          <table:table-cell table:number-columns-repeated="5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6T19:07:31.474382579</dc:date>
    <meta:editing-duration>PT7M40S</meta:editing-duration>
    <meta:editing-cycles>1</meta:editing-cycles>
    <meta:document-statistic meta:table-count="6" meta:cell-count="1044" meta:object-count="12"/>
    <meta:generator>LibreOffice/5.4.3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3.703cm" style:legend-expansion="high" chart:style-name="ch2"/>
        <chart:plot-area chart:style-name="ch3" table:cell-range-address="'data-cnf.synth'.A4:'data-cnf.synth'.V4 'data-cnf.synth'.A6:'data-cnf.synth'.T6 'data-cnf.synth'.A8:'data-cnf.synth'.G8" svg:x="0.32cm" svg:y="0.18cm" svg:width="13.063cm" svg:height="8.64cm">
          <chartooo:coordinate-region svg:x="1.127cm" svg:y="0.379cm" svg:width="12.06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ata-cnf.synth'.A4:'data-cnf.synth'.V4" chart:class="chart:line">
            <chart:data-point chart:repeated="22"/>
          </chart:series>
          <chart:series chart:style-name="ch7" chart:values-cell-range-address="'data-cnf.synth'.A6:'data-cnf.synth'.T6" chart:class="chart:line">
            <chart:data-point chart:repeated="20"/>
          </chart:series>
          <chart:series chart:style-name="ch8" chart:values-cell-range-address="'data-cnf.synth'.A8:'data-cnf.synth'.G8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data-cnf.synth'.A4:'data-cnf.synth'.V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35">
                <text:p>35</text:p>
              </table:table-cell>
              <table:table-cell office:value-type="float" office:value="32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79">
                <text:p>79</text:p>
              </table:table-cell>
              <table:table-cell office:value-type="float" office:value="88">
                <text:p>88</text:p>
              </table:table-cell>
              <table:table-cell office:value-type="float" office:value="110">
                <text:p>110</text:p>
              </table:table-cell>
              <table:table-cell office:value-type="float" office:value="113">
                <text:p>113</text:p>
              </table:table-cell>
              <table:table-cell office:value-type="float" office:value="133">
                <text:p>133</text:p>
              </table:table-cell>
              <table:table-cell office:value-type="float" office:value="158">
                <text:p>158</text:p>
              </table:table-cell>
              <table:table-cell office:value-type="float" office:value="167">
                <text:p>1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data-cnf.synth'.A6:'data-cnf.synth'.T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39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66">
                <text:p>66</text:p>
              </table:table-cell>
              <table:table-cell office:value-type="float" office:value="69">
                <text:p>69</text:p>
              </table:table-cell>
              <table:table-cell office:value-type="float" office:value="106">
                <text:p>106</text:p>
              </table:table-cell>
              <table:table-cell office:value-type="float" office:value="119">
                <text:p>119</text:p>
              </table:table-cell>
              <table:table-cell office:value-type="float" office:value="136">
                <text:p>136</text:p>
              </table:table-cell>
              <table:table-cell office:value-type="float" office:value="155">
                <text:p>155</text:p>
              </table:table-cell>
              <table:table-cell office:value-type="float" office:value="135">
                <text:p>135</text:p>
              </table:table-cell>
              <table:table-cell office:value-type="float" office:value="64">
                <text:p>64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data-cnf.synth'.A8:'data-cnf.synth'.G8</svg:desc>
                </draw:g>
              </table:table-cell>
              <table:table-cell office:value-type="float" office:value="21">
                <text:p>21</text:p>
              </table:table-cell>
              <table:table-cell office:value-type="float" office:value="148">
                <text:p>148</text:p>
              </table:table-cell>
              <table:table-cell office:value-type="float" office:value="301">
                <text:p>301</text:p>
              </table:table-cell>
              <table:table-cell office:value-type="float" office:value="349">
                <text:p>349</text:p>
              </table:table-cell>
              <table:table-cell office:value-type="float" office:value="173">
                <text:p>173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3.703cm" style:legend-expansion="high" chart:style-name="ch2"/>
        <chart:plot-area chart:style-name="ch3" table:cell-range-address="'data-v-eq-neigh-max-all.synth'.A4:'data-v-eq-neigh-max-all.synth'.U4 'data-v-eq-neigh-max-all.synth'.A6:'data-v-eq-neigh-max-all.synth'.T6 'data-v-eq-neigh-max-all.synth'.A8:'data-v-eq-neigh-max-all.synth'.G8" svg:x="0.32cm" svg:y="0.18cm" svg:width="13.063cm" svg:height="8.64cm">
          <chartooo:coordinate-region svg:x="1.127cm" svg:y="0.379cm" svg:width="12.06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ata-v-eq-neigh-max-all.synth'.A4:'data-v-eq-neigh-max-all.synth'.U4" chart:class="chart:line">
            <chart:data-point chart:repeated="21"/>
          </chart:series>
          <chart:series chart:style-name="ch7" chart:values-cell-range-address="'data-v-eq-neigh-max-all.synth'.A6:'data-v-eq-neigh-max-all.synth'.T6" chart:class="chart:line">
            <chart:data-point chart:repeated="20"/>
          </chart:series>
          <chart:series chart:style-name="ch8" chart:values-cell-range-address="'data-v-eq-neigh-max-all.synth'.A8:'data-v-eq-neigh-max-all.synth'.G8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data-v-eq-neigh-max-all.synth'.A4:'data-v-eq-neigh-max-all.synth'.U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  <table:table-cell office:value-type="float" office:value="29">
                <text:p>29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70">
                <text:p>70</text:p>
              </table:table-cell>
              <table:table-cell office:value-type="float" office:value="63">
                <text:p>63</text:p>
              </table:table-cell>
              <table:table-cell office:value-type="float" office:value="88">
                <text:p>88</text:p>
              </table:table-cell>
              <table:table-cell office:value-type="float" office:value="107">
                <text:p>107</text:p>
              </table:table-cell>
              <table:table-cell office:value-type="float" office:value="96">
                <text:p>96</text:p>
              </table:table-cell>
              <table:table-cell office:value-type="float" office:value="118">
                <text:p>118</text:p>
              </table:table-cell>
              <table:table-cell office:value-type="float" office:value="113">
                <text:p>113</text:p>
              </table:table-cell>
              <table:table-cell office:value-type="float" office:value="116">
                <text:p>11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data-v-eq-neigh-max-all.synth'.A6:'data-v-eq-neigh-max-all.synth'.T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76">
                <text:p>76</text:p>
              </table:table-cell>
              <table:table-cell office:value-type="float" office:value="68">
                <text:p>68</text:p>
              </table:table-cell>
              <table:table-cell office:value-type="float" office:value="64">
                <text:p>64</text:p>
              </table:table-cell>
              <table:table-cell office:value-type="float" office:value="92">
                <text:p>92</text:p>
              </table:table-cell>
              <table:table-cell office:value-type="float" office:value="115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111">
                <text:p>111</text:p>
              </table:table-cell>
              <table:table-cell office:value-type="float" office:value="106">
                <text:p>106</text:p>
              </table:table-cell>
              <table:table-cell office:value-type="float" office:value="78">
                <text:p>78</text:p>
              </table:table-cell>
              <table:table-cell office:value-type="float" office:value="37">
                <text:p>3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data-v-eq-neigh-max-all.synth'.A8:'data-v-eq-neigh-max-all.synth'.G8</svg:desc>
                </draw:g>
              </table:table-cell>
              <table:table-cell office:value-type="float" office:value="21">
                <text:p>21</text:p>
              </table:table-cell>
              <table:table-cell office:value-type="float" office:value="148">
                <text:p>148</text:p>
              </table:table-cell>
              <table:table-cell office:value-type="float" office:value="301">
                <text:p>301</text:p>
              </table:table-cell>
              <table:table-cell office:value-type="float" office:value="349">
                <text:p>349</text:p>
              </table:table-cell>
              <table:table-cell office:value-type="float" office:value="173">
                <text:p>173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4.201cm" style:legend-expansion="high" chart:style-name="ch2"/>
        <chart:plot-area chart:style-name="ch3" table:cell-range-address="'data-v-max-all.synth'.A2:'data-v-max-all.synth'.AY2" svg:x="0.32cm" svg:y="0.18cm" svg:width="13.063cm" svg:height="8.64cm">
          <chartooo:coordinate-region svg:x="1.127cm" svg:y="0.379cm" svg:width="12.256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ata-v-max-all.synth'.A2:'data-v-max-all.synth'.AY2" chart:class="chart:line">
            <chart:data-point chart:repeated="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data-v-max-all.synth'.A2:'data-v-max-all.synth'.AY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47">
                <text:p>47</text:p>
              </table:table-cell>
              <table:table-cell office:value-type="float" office:value="75">
                <text:p>75</text:p>
              </table:table-cell>
              <table:table-cell office:value-type="float" office:value="79">
                <text:p>79</text:p>
              </table:table-cell>
              <table:table-cell office:value-type="float" office:value="95">
                <text:p>95</text:p>
              </table:table-cell>
              <table:table-cell office:value-type="float" office:value="85">
                <text:p>85</text:p>
              </table:table-cell>
              <table:table-cell office:value-type="float" office:value="91">
                <text:p>91</text:p>
              </table:table-cell>
              <table:table-cell office:value-type="float" office:value="72">
                <text:p>72</text:p>
              </table:table-cell>
              <table:table-cell office:value-type="float" office:value="63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43">
                <text:p>43</text:p>
              </table:table-cell>
              <table:table-cell office:value-type="float" office:value="46">
                <text:p>46</text:p>
              </table:table-cell>
              <table:table-cell office:value-type="float" office:value="37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3.703cm" style:legend-expansion="high" chart:style-name="ch2"/>
        <chart:plot-area chart:style-name="ch3" table:cell-range-address="'data-v-max-all.synth'.A4:'data-v-max-all.synth'.U4 'data-v-max-all.synth'.A6:'data-v-max-all.synth'.S6 'data-v-max-all.synth'.A8:'data-v-max-all.synth'.G8" svg:x="0.32cm" svg:y="0.18cm" svg:width="13.063cm" svg:height="8.64cm">
          <chartooo:coordinate-region svg:x="1.127cm" svg:y="0.379cm" svg:width="12.06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ata-v-max-all.synth'.A4:'data-v-max-all.synth'.U4" chart:class="chart:line">
            <chart:data-point chart:repeated="21"/>
          </chart:series>
          <chart:series chart:style-name="ch7" chart:values-cell-range-address="'data-v-max-all.synth'.A6:'data-v-max-all.synth'.S6" chart:class="chart:line">
            <chart:data-point chart:repeated="19"/>
          </chart:series>
          <chart:series chart:style-name="ch8" chart:values-cell-range-address="'data-v-max-all.synth'.A8:'data-v-max-all.synth'.G8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data-v-max-all.synth'.A4:'data-v-max-all.synth'.U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33">
                <text:p>33</text:p>
              </table:table-cell>
              <table:table-cell office:value-type="float" office:value="73">
                <text:p>73</text:p>
              </table:table-cell>
              <table:table-cell office:value-type="float" office:value="76">
                <text:p>76</text:p>
              </table:table-cell>
              <table:table-cell office:value-type="float" office:value="90">
                <text:p>90</text:p>
              </table:table-cell>
              <table:table-cell office:value-type="float" office:value="97">
                <text:p>97</text:p>
              </table:table-cell>
              <table:table-cell office:value-type="float" office:value="106">
                <text:p>106</text:p>
              </table:table-cell>
              <table:table-cell office:value-type="float" office:value="115">
                <text:p>115</text:p>
              </table:table-cell>
              <table:table-cell office:value-type="float" office:value="109">
                <text:p>109</text:p>
              </table:table-cell>
              <table:table-cell office:value-type="float" office:value="102">
                <text:p>102</text:p>
              </table:table-cell>
              <table:table-cell office:value-type="float" office:value="78">
                <text:p>7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data-v-max-all.synth'.A6:'data-v-max-all.synth'.S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28">
                <text:p>28</text:p>
              </table:table-cell>
              <table:table-cell office:value-type="float" office:value="45">
                <text:p>45</text:p>
              </table:table-cell>
              <table:table-cell office:value-type="float" office:value="57">
                <text:p>57</text:p>
              </table:table-cell>
              <table:table-cell office:value-type="float" office:value="73">
                <text:p>73</text:p>
              </table:table-cell>
              <table:table-cell office:value-type="float" office:value="90">
                <text:p>90</text:p>
              </table:table-cell>
              <table:table-cell office:value-type="float" office:value="105">
                <text:p>105</text:p>
              </table:table-cell>
              <table:table-cell office:value-type="float" office:value="98">
                <text:p>98</text:p>
              </table:table-cell>
              <table:table-cell office:value-type="float" office:value="95">
                <text:p>95</text:p>
              </table:table-cell>
              <table:table-cell office:value-type="float" office:value="106">
                <text:p>106</text:p>
              </table:table-cell>
              <table:table-cell office:value-type="float" office:value="111">
                <text:p>111</text:p>
              </table:table-cell>
              <table:table-cell office:value-type="float" office:value="89">
                <text:p>89</text:p>
              </table:table-cell>
              <table:table-cell office:value-type="float" office:value="55">
                <text:p>55</text:p>
              </table:table-cell>
              <table:table-cell office:value-type="float" office:value="27">
                <text:p>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data-v-max-all.synth'.A8:'data-v-max-all.synth'.G8</svg:desc>
                </draw:g>
              </table:table-cell>
              <table:table-cell office:value-type="float" office:value="21">
                <text:p>21</text:p>
              </table:table-cell>
              <table:table-cell office:value-type="float" office:value="148">
                <text:p>148</text:p>
              </table:table-cell>
              <table:table-cell office:value-type="float" office:value="301">
                <text:p>301</text:p>
              </table:table-cell>
              <table:table-cell office:value-type="float" office:value="349">
                <text:p>349</text:p>
              </table:table-cell>
              <table:table-cell office:value-type="float" office:value="173">
                <text:p>173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4.201cm" style:legend-expansion="high" chart:style-name="ch2"/>
        <chart:plot-area chart:style-name="ch3" table:cell-range-address="'data-cnf.synth'.A2:'data-cnf.synth'.CS2" svg:x="0.32cm" svg:y="0.18cm" svg:width="13.063cm" svg:height="8.64cm">
          <chartooo:coordinate-region svg:x="0.941cm" svg:y="0.379cm" svg:width="12.432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ata-cnf.synth'.A2:'data-cnf.synth'.CS2" chart:class="chart:line">
            <chart:data-point chart:repeated="9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data-cnf.synth'.A2:'data-cnf.synth'.CS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39">
                <text:p>39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  <table:table-cell office:value-type="float" office:value="53">
                <text:p>53</text:p>
              </table:table-cell>
              <table:table-cell office:value-type="float" office:value="44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49">
                <text:p>49</text:p>
              </table:table-cell>
              <table:table-cell office:value-type="float" office:value="28">
                <text:p>28</text:p>
              </table:table-cell>
              <table:table-cell office:value-type="float" office:value="44">
                <text:p>44</text:p>
              </table:table-cell>
              <table:table-cell office:value-type="float" office:value="29">
                <text:p>29</text:p>
              </table:table-cell>
              <table:table-cell office:value-type="float" office:value="26">
                <text:p>26</text:p>
              </table:table-cell>
              <table:table-cell office:value-type="float" office:value="31">
                <text:p>31</text:p>
              </table:table-cell>
              <table:table-cell office:value-type="float" office:value="24">
                <text:p>24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4.201cm" style:legend-expansion="high" chart:style-name="ch2"/>
        <chart:plot-area chart:style-name="ch3" table:cell-range-address="'data-v.synth'.A3:'data-v.synth'.AU3" svg:x="0.32cm" svg:y="0.18cm" svg:width="13.063cm" svg:height="8.64cm">
          <chartooo:coordinate-region svg:x="0.941cm" svg:y="0.379cm" svg:width="12.116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data-v.synth'.A3:'data-v.synth'.AU3" chart:class="chart:line">
            <chart:data-point chart:repeated="4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data-v.synth'.A3:'data-v.synth'.AU3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30">
                <text:p>30</text:p>
              </table:table-cell>
              <table:table-cell office:value-type="float" office:value="52">
                <text:p>52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91">
                <text:p>91</text:p>
              </table:table-cell>
              <table:table-cell office:value-type="float" office:value="101">
                <text:p>101</text:p>
              </table:table-cell>
              <table:table-cell office:value-type="float" office:value="78">
                <text:p>78</text:p>
              </table:table-cell>
              <table:table-cell office:value-type="float" office:value="72">
                <text:p>72</text:p>
              </table:table-cell>
              <table:table-cell office:value-type="float" office:value="76">
                <text:p>76</text:p>
              </table:table-cell>
              <table:table-cell office:value-type="float" office:value="64">
                <text:p>64</text:p>
              </table:table-cell>
              <table:table-cell office:value-type="float" office:value="51">
                <text:p>51</text:p>
              </table:table-cell>
              <table:table-cell office:value-type="float" office:value="48">
                <text:p>48</text:p>
              </table:table-cell>
              <table:table-cell office:value-type="float" office:value="24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3.703cm" style:legend-expansion="high" chart:style-name="ch2"/>
        <chart:plot-area chart:style-name="ch3" table:cell-range-address="'data-v.synth'.A5:'data-v.synth'.U5 'data-v.synth'.A7:'data-v.synth'.T7 'data-v.synth'.A9:'data-v.synth'.G9" svg:x="0.32cm" svg:y="0.18cm" svg:width="13.063cm" svg:height="8.64cm">
          <chartooo:coordinate-region svg:x="1.127cm" svg:y="0.379cm" svg:width="12.06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ata-v.synth'.A5:'data-v.synth'.U5" chart:class="chart:line">
            <chart:data-point chart:repeated="21"/>
          </chart:series>
          <chart:series chart:style-name="ch7" chart:values-cell-range-address="'data-v.synth'.A7:'data-v.synth'.T7" chart:class="chart:line">
            <chart:data-point chart:repeated="20"/>
          </chart:series>
          <chart:series chart:style-name="ch8" chart:values-cell-range-address="'data-v.synth'.A9:'data-v.synth'.G9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data-v.synth'.A5:'data-v.synth'.U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55">
                <text:p>55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14">
                <text:p>114</text:p>
              </table:table-cell>
              <table:table-cell office:value-type="float" office:value="100">
                <text:p>100</text:p>
              </table:table-cell>
              <table:table-cell office:value-type="float" office:value="123">
                <text:p>123</text:p>
              </table:table-cell>
              <table:table-cell office:value-type="float" office:value="111">
                <text:p>111</text:p>
              </table:table-cell>
              <table:table-cell office:value-type="float" office:value="85">
                <text:p>8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data-v.synth'.A7:'data-v.synth'.T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33">
                <text:p>33</text:p>
              </table:table-cell>
              <table:table-cell office:value-type="float" office:value="60">
                <text:p>60</text:p>
              </table:table-cell>
              <table:table-cell office:value-type="float" office:value="75">
                <text:p>75</text:p>
              </table:table-cell>
              <table:table-cell office:value-type="float" office:value="84">
                <text:p>84</text:p>
              </table:table-cell>
              <table:table-cell office:value-type="float" office:value="97">
                <text:p>97</text:p>
              </table:table-cell>
              <table:table-cell office:value-type="float" office:value="73">
                <text:p>73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3">
                <text:p>113</text:p>
              </table:table-cell>
              <table:table-cell office:value-type="float" office:value="92">
                <text:p>92</text:p>
              </table:table-cell>
              <table:table-cell office:value-type="float" office:value="66">
                <text:p>66</text:p>
              </table:table-cell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data-v.synth'.A9:'data-v.synth'.G9</svg:desc>
                </draw:g>
              </table:table-cell>
              <table:table-cell office:value-type="float" office:value="21">
                <text:p>21</text:p>
              </table:table-cell>
              <table:table-cell office:value-type="float" office:value="148">
                <text:p>148</text:p>
              </table:table-cell>
              <table:table-cell office:value-type="float" office:value="301">
                <text:p>301</text:p>
              </table:table-cell>
              <table:table-cell office:value-type="float" office:value="349">
                <text:p>349</text:p>
              </table:table-cell>
              <table:table-cell office:value-type="float" office:value="173">
                <text:p>173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4.201cm" style:legend-expansion="high" chart:style-name="ch2"/>
        <chart:plot-area chart:style-name="ch3" table:cell-range-address="'data-v-clique.synth'.A2:'data-v-clique.synth'.BD2" svg:x="0.32cm" svg:y="0.18cm" svg:width="13.063cm" svg:height="8.64cm">
          <chartooo:coordinate-region svg:x="1.127cm" svg:y="0.379cm" svg:width="12.256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ata-v-clique.synth'.A2:'data-v-clique.synth'.BD2" chart:class="chart:line">
            <chart:data-point chart:repeated="5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data-v-clique.synth'.A2:'data-v-clique.synth'.BD2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62">
                <text:p>62</text:p>
              </table:table-cell>
              <table:table-cell office:value-type="float" office:value="104">
                <text:p>104</text:p>
              </table:table-cell>
              <table:table-cell office:value-type="float" office:value="112">
                <text:p>112</text:p>
              </table:table-cell>
              <table:table-cell office:value-type="float" office:value="127">
                <text:p>127</text:p>
              </table:table-cell>
              <table:table-cell office:value-type="float" office:value="96">
                <text:p>96</text:p>
              </table:table-cell>
              <table:table-cell office:value-type="float" office:value="88">
                <text:p>88</text:p>
              </table:table-cell>
              <table:table-cell office:value-type="float" office:value="71">
                <text:p>71</text:p>
              </table:table-cell>
              <table:table-cell office:value-type="float" office:value="56">
                <text:p>56</text:p>
              </table:table-cell>
              <table:table-cell office:value-type="float" office:value="43">
                <text:p>43</text:p>
              </table:table-cell>
              <table:table-cell office:value-type="float" office:value="40">
                <text:p>40</text:p>
              </table:table-cell>
              <table:table-cell office:value-type="float" office:value="34">
                <text:p>34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17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3.703cm" style:legend-expansion="high" chart:style-name="ch2"/>
        <chart:plot-area chart:style-name="ch3" table:cell-range-address="'data-v-clique.synth'.A4:'data-v-clique.synth'.N4 'data-v-clique.synth'.A6:'data-v-clique.synth'.J6 'data-v-clique.synth'.A8:'data-v-clique.synth'.G8" svg:x="0.32cm" svg:y="0.18cm" svg:width="13.063cm" svg:height="8.64cm">
          <chartooo:coordinate-region svg:x="1.127cm" svg:y="0.379cm" svg:width="12.06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ata-v-clique.synth'.A4:'data-v-clique.synth'.N4" chart:class="chart:line">
            <chart:data-point chart:repeated="14"/>
          </chart:series>
          <chart:series chart:style-name="ch7" chart:values-cell-range-address="'data-v-clique.synth'.A6:'data-v-clique.synth'.J6" chart:class="chart:line">
            <chart:data-point chart:repeated="10"/>
          </chart:series>
          <chart:series chart:style-name="ch8" chart:values-cell-range-address="'data-v-clique.synth'.A8:'data-v-clique.synth'.G8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data-v-clique.synth'.A4:'data-v-clique.synth'.N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07">
                <text:p>107</text:p>
              </table:table-cell>
              <table:table-cell office:value-type="float" office:value="242">
                <text:p>242</text:p>
              </table:table-cell>
              <table:table-cell office:value-type="float" office:value="311">
                <text:p>311</text:p>
              </table:table-cell>
              <table:table-cell office:value-type="float" office:value="220">
                <text:p>220</text:p>
              </table:table-cell>
              <table:table-cell office:value-type="float" office:value="75">
                <text:p>75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data-v-clique.synth'.A6:'data-v-clique.synth'.J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30">
                <text:p>30</text:p>
              </table:table-cell>
              <table:table-cell office:value-type="float" office:value="182">
                <text:p>182</text:p>
              </table:table-cell>
              <table:table-cell office:value-type="float" office:value="338">
                <text:p>338</text:p>
              </table:table-cell>
              <table:table-cell office:value-type="float" office:value="301">
                <text:p>301</text:p>
              </table:table-cell>
              <table:table-cell office:value-type="float" office:value="119">
                <text:p>119</text:p>
              </table:table-cell>
              <table:table-cell office:value-type="float" office:value="22">
                <text:p>2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data-v-clique.synth'.A8:'data-v-clique.synth'.G8</svg:desc>
                </draw:g>
              </table:table-cell>
              <table:table-cell office:value-type="float" office:value="21">
                <text:p>21</text:p>
              </table:table-cell>
              <table:table-cell office:value-type="float" office:value="148">
                <text:p>148</text:p>
              </table:table-cell>
              <table:table-cell office:value-type="float" office:value="301">
                <text:p>301</text:p>
              </table:table-cell>
              <table:table-cell office:value-type="float" office:value="349">
                <text:p>349</text:p>
              </table:table-cell>
              <table:table-cell office:value-type="float" office:value="173">
                <text:p>173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4.201cm" style:legend-expansion="high" chart:style-name="ch2"/>
        <chart:plot-area chart:style-name="ch3" table:cell-range-address="'data-v-max-term.synth'.A2:'data-v-max-term.synth'.BK2" svg:x="0.32cm" svg:y="0.18cm" svg:width="13.063cm" svg:height="8.64cm">
          <chartooo:coordinate-region svg:x="1.127cm" svg:y="0.379cm" svg:width="12.256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ata-v-max-term.synth'.A2:'data-v-max-term.synth'.BK2" chart:class="chart:line">
            <chart:data-point chart:repeated="6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data-v-max-term.synth'.A2:'data-v-max-term.synth'.BK2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105">
                <text:p>105</text:p>
              </table:table-cell>
              <table:table-cell office:value-type="float" office:value="117">
                <text:p>117</text:p>
              </table:table-cell>
              <table:table-cell office:value-type="float" office:value="107">
                <text:p>107</text:p>
              </table:table-cell>
              <table:table-cell office:value-type="float" office:value="95">
                <text:p>95</text:p>
              </table:table-cell>
              <table:table-cell office:value-type="float" office:value="91">
                <text:p>91</text:p>
              </table:table-cell>
              <table:table-cell office:value-type="float" office:value="76">
                <text:p>76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41">
                <text:p>41</text:p>
              </table:table-cell>
              <table:table-cell office:value-type="float" office:value="30">
                <text:p>30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3.703cm" style:legend-expansion="high" chart:style-name="ch2"/>
        <chart:plot-area chart:style-name="ch3" table:cell-range-address="'data-v-max-term.synth'.A4:'data-v-max-term.synth'.M4 'data-v-max-term.synth'.A6:'data-v-max-term.synth'.I6 'data-v-max-term.synth'.A8:'data-v-max-term.synth'.G8" svg:x="0.32cm" svg:y="0.18cm" svg:width="13.063cm" svg:height="8.64cm">
          <chartooo:coordinate-region svg:x="1.127cm" svg:y="0.379cm" svg:width="12.06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ata-v-max-term.synth'.A4:'data-v-max-term.synth'.M4" chart:class="chart:line">
            <chart:data-point chart:repeated="13"/>
          </chart:series>
          <chart:series chart:style-name="ch7" chart:values-cell-range-address="'data-v-max-term.synth'.A6:'data-v-max-term.synth'.I6" chart:class="chart:line">
            <chart:data-point chart:repeated="9"/>
          </chart:series>
          <chart:series chart:style-name="ch8" chart:values-cell-range-address="'data-v-max-term.synth'.A8:'data-v-max-term.synth'.G8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data-v-max-term.synth'.A4:'data-v-max-term.synth'.M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8">
                <text:p>28</text:p>
              </table:table-cell>
              <table:table-cell office:value-type="float" office:value="120">
                <text:p>120</text:p>
              </table:table-cell>
              <table:table-cell office:value-type="float" office:value="248">
                <text:p>248</text:p>
              </table:table-cell>
              <table:table-cell office:value-type="float" office:value="307">
                <text:p>307</text:p>
              </table:table-cell>
              <table:table-cell office:value-type="float" office:value="206">
                <text:p>206</text:p>
              </table:table-cell>
              <table:table-cell office:value-type="float" office:value="77">
                <text:p>77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data-v-max-term.synth'.A6:'data-v-max-term.synth'.I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201">
                <text:p>201</text:p>
              </table:table-cell>
              <table:table-cell office:value-type="float" office:value="348">
                <text:p>348</text:p>
              </table:table-cell>
              <table:table-cell office:value-type="float" office:value="281">
                <text:p>281</text:p>
              </table:table-cell>
              <table:table-cell office:value-type="float" office:value="107">
                <text:p>107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data-v-max-term.synth'.A8:'data-v-max-term.synth'.G8</svg:desc>
                </draw:g>
              </table:table-cell>
              <table:table-cell office:value-type="float" office:value="21">
                <text:p>21</text:p>
              </table:table-cell>
              <table:table-cell office:value-type="float" office:value="148">
                <text:p>148</text:p>
              </table:table-cell>
              <table:table-cell office:value-type="float" office:value="301">
                <text:p>301</text:p>
              </table:table-cell>
              <table:table-cell office:value-type="float" office:value="349">
                <text:p>349</text:p>
              </table:table-cell>
              <table:table-cell office:value-type="float" office:value="173">
                <text:p>173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4.201cm" style:legend-expansion="high" chart:style-name="ch2"/>
        <chart:plot-area chart:style-name="ch3" table:cell-range-address="'data-v-eq-neigh-max-all.synth'.A2:'data-v-eq-neigh-max-all.synth'.BA2" svg:x="0.32cm" svg:y="0.18cm" svg:width="13.063cm" svg:height="8.64cm">
          <chartooo:coordinate-region svg:x="0.941cm" svg:y="0.379cm" svg:width="12.442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ata-v-eq-neigh-max-all.synth'.A2:'data-v-eq-neigh-max-all.synth'.BA2" chart:class="chart:line">
            <chart:data-point chart:repeated="5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data-v-eq-neigh-max-all.synth'.A2:'data-v-eq-neigh-max-all.synth'.BA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  <table:table-cell office:value-type="float" office:value="33">
                <text:p>33</text:p>
              </table:table-cell>
              <table:table-cell office:value-type="float" office:value="64">
                <text:p>64</text:p>
              </table:table-cell>
              <table:table-cell office:value-type="float" office:value="47">
                <text:p>47</text:p>
              </table:table-cell>
              <table:table-cell office:value-type="float" office:value="74">
                <text:p>74</text:p>
              </table:table-cell>
              <table:table-cell office:value-type="float" office:value="70">
                <text:p>70</text:p>
              </table:table-cell>
              <table:table-cell office:value-type="float" office:value="79">
                <text:p>79</text:p>
              </table:table-cell>
              <table:table-cell office:value-type="float" office:value="70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